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Slack-Lato" svg:font-family="Slack-Lato, appleLogo, sans-serif"/>
    <style:font-face style:name="consolas" svg:font-family="consolas, 'Liberation Mono', courier, monospace"/>
    <style:font-face style:name="x-locale-heading-primary" svg:font-family="x-locale-heading-primary, zillaslab, Palatino, 'Palatino Linotype', x-locale-heading-secondary, 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iriam Mono CLM" svg:font-family="'Miriam Mono CLM'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Miriam Mono CLM" fo:font-size="11pt" style:font-size-asian="11pt" style:font-size-complex="11pt"/>
    </style:style>
    <style:style style:name="P2" style:family="paragraph" style:parent-style-name="Standard">
      <style:text-properties style:font-name="Miriam Mono CLM" fo:font-size="11pt" style:font-size-asian="11pt" style:font-size-complex="11pt"/>
    </style:style>
    <style:style style:name="P3" style:family="paragraph" style:parent-style-name="Standard">
      <style:text-properties style:font-name="Miriam Mono CLM" fo:font-size="11pt" officeooo:rsid="0000b452" officeooo:paragraph-rsid="0000b452" style:font-size-asian="11pt" style:font-size-complex="11pt"/>
    </style:style>
    <style:style style:name="P4" style:family="paragraph" style:parent-style-name="Standard">
      <style:text-properties style:font-name="Miriam Mono CLM" fo:font-size="11pt" officeooo:rsid="0001630c" officeooo:paragraph-rsid="0001630c" style:font-size-asian="11pt" style:font-size-complex="11pt"/>
    </style:style>
    <style:style style:name="P5" style:family="paragraph" style:parent-style-name="Standard">
      <style:text-properties style:font-name="Miriam Mono CLM" fo:font-size="11pt" officeooo:rsid="0001700c" officeooo:paragraph-rsid="0001700c" style:font-size-asian="11pt" style:font-size-complex="11pt"/>
    </style:style>
    <style:style style:name="P6" style:family="paragraph" style:parent-style-name="Standard">
      <style:text-properties style:font-name="Miriam Mono CLM" fo:font-size="11pt" officeooo:rsid="0004cfa9" officeooo:paragraph-rsid="0004cfa9" style:font-size-asian="11pt" style:font-size-complex="11pt"/>
    </style:style>
    <style:style style:name="P7" style:family="paragraph" style:parent-style-name="Standard">
      <style:text-properties style:font-name="Miriam Mono CLM" officeooo:rsid="0008c8b0" officeooo:paragraph-rsid="0008c8b0"/>
    </style:style>
    <style:style style:name="P8" style:family="paragraph" style:parent-style-name="Standard">
      <style:text-properties style:font-name="Miriam Mono CLM" officeooo:rsid="000bc198" officeooo:paragraph-rsid="000bc198"/>
    </style:style>
    <style:style style:name="P9" style:family="paragraph" style:parent-style-name="Standard">
      <style:text-properties style:font-name="Miriam Mono CLM" officeooo:rsid="000d4101" officeooo:paragraph-rsid="000d4101"/>
    </style:style>
    <style:style style:name="P10" style:family="paragraph" style:parent-style-name="Standard">
      <style:text-properties style:font-name="Miriam Mono CLM" officeooo:rsid="000df43f" officeooo:paragraph-rsid="000df43f"/>
    </style:style>
    <style:style style:name="P11" style:family="paragraph" style:parent-style-name="Standard">
      <style:text-properties style:font-name="Miriam Mono CLM" officeooo:rsid="000e2d75" officeooo:paragraph-rsid="000e2d75"/>
    </style:style>
    <style:style style:name="P12" style:family="paragraph" style:parent-style-name="Standard">
      <style:text-properties style:font-name="Miriam Mono CLM" officeooo:rsid="001007fd" officeooo:paragraph-rsid="001007fd"/>
    </style:style>
    <style:style style:name="P13" style:family="paragraph" style:parent-style-name="Standard">
      <style:text-properties officeooo:paragraph-rsid="0001700c"/>
    </style:style>
    <style:style style:name="P14" style:family="paragraph" style:parent-style-name="Standard">
      <style:text-properties officeooo:rsid="0004cfa9" officeooo:paragraph-rsid="0004cfa9"/>
    </style:style>
    <style:style style:name="P15" style:family="paragraph" style:parent-style-name="Standard">
      <style:text-properties officeooo:paragraph-rsid="0004cfa9"/>
    </style:style>
    <style:style style:name="P16" style:family="paragraph" style:parent-style-name="Standard">
      <style:text-properties officeooo:rsid="0008a057" officeooo:paragraph-rsid="0008a057"/>
    </style:style>
    <style:style style:name="P17" style:family="paragraph" style:parent-style-name="Standard">
      <style:text-properties officeooo:rsid="0008c8b0" officeooo:paragraph-rsid="0008c8b0"/>
    </style:style>
    <style:style style:name="P18" style:family="paragraph" style:parent-style-name="Standard">
      <style:text-properties officeooo:paragraph-rsid="00140b8e"/>
    </style:style>
    <style:style style:name="P19" style:family="paragraph" style:parent-style-name="Standard">
      <style:paragraph-properties fo:break-before="page"/>
      <style:text-properties style:font-name="Miriam Mono CLM" officeooo:rsid="000bc198" officeooo:paragraph-rsid="000bc198"/>
    </style:style>
    <style:style style:name="P20" style:family="paragraph" style:parent-style-name="Standard">
      <style:paragraph-properties fo:break-before="page"/>
      <style:text-properties style:font-name="Miriam Mono CLM" officeooo:rsid="001007fd" officeooo:paragraph-rsid="001007fd"/>
    </style:style>
    <style:style style:name="P21" style:family="paragraph" style:parent-style-name="Standard">
      <style:paragraph-properties fo:break-before="page"/>
      <style:text-properties officeooo:rsid="0004cfa9" officeooo:paragraph-rsid="0004cfa9"/>
    </style:style>
    <style:style style:name="P2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style:use-window-font-color="true"/>
    </style:style>
    <style:style style:name="T2" style:family="text">
      <style:text-properties fo:font-variant="normal" fo:text-transform="none" fo:color="#3d7e9a" style:text-line-through-style="none" style:text-line-through-type="none" style:font-name="consolas" fo:font-size="9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1d1c1d" style:font-name="Miriam Mono CLM" fo:font-size="11pt" fo:letter-spacing="normal" officeooo:rsid="0004cfa9" style:font-size-asian="11pt" style:font-size-complex="11pt"/>
    </style:style>
    <style:style style:name="T4" style:family="text">
      <style:text-properties fo:font-variant="normal" fo:text-transform="none" fo:color="#1d1c1d" style:font-name="Slack-Lato" fo:font-size="8.44999980926514pt" fo:letter-spacing="normal" fo:font-style="normal" fo:font-weight="normal" officeooo:rsid="0004cfa9" style:font-size-asian="11pt" style:font-size-complex="11pt"/>
    </style:style>
    <style:style style:name="T5" style:family="text">
      <style:text-properties style:font-name="Miriam Mono CLM" fo:font-size="11pt" style:font-size-asian="11pt" style:font-size-complex="11pt"/>
    </style:style>
    <style:style style:name="T6" style:family="text">
      <style:text-properties style:font-name="Miriam Mono CLM" fo:font-size="11pt" officeooo:rsid="00034d10" style:font-size-asian="11pt" style:font-size-complex="11pt"/>
    </style:style>
    <style:style style:name="T7" style:family="text">
      <style:text-properties style:font-name="Miriam Mono CLM" fo:font-size="11pt" officeooo:rsid="0004cfa9" style:font-size-asian="11pt" style:font-size-complex="11pt"/>
    </style:style>
    <style:style style:name="T8" style:family="text">
      <style:text-properties style:font-name="Miriam Mono CLM" fo:font-size="11pt" fo:font-weight="bold" officeooo:rsid="00034d10" style:font-size-asian="11pt" style:font-weight-asian="bold" style:font-size-complex="11pt" style:font-weight-complex="bold"/>
    </style:style>
    <style:style style:name="T9" style:family="text">
      <style:text-properties style:font-name="Miriam Mono CLM" fo:font-size="11pt" fo:font-weight="bold" officeooo:rsid="0001700c" style:font-size-asian="11pt" style:font-weight-asian="bold" style:font-size-complex="11pt" style:font-weight-complex="bold"/>
    </style:style>
    <style:style style:name="T10" style:family="text">
      <style:text-properties style:font-name="Miriam Mono CLM" fo:font-size="11pt" fo:font-weight="bold" officeooo:rsid="0004cfa9" style:font-size-asian="11pt" style:font-weight-asian="bold" style:font-size-complex="11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4cfa9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JavaScript: </text:span></text:p>
      <text:p text:style-name="P2"><text:span text:style-name="T1">Lenguaje basado en prototipos, Multi-paradigma, de tapado dinámico, orientado a objetos y funciones.</text:span></text:p>
      <text:p text:style-name="P1"/>
      <text:p text:style-name="P3">Con var y let podemos cambiar el atributo en cualquier momento, con const no es posible.</text:p>
      <text:p text:style-name="P3"/>
      <text:p text:style-name="P3">Reglas para nombrar variables: Se debería de utilizar camelCase o en lowercase, el primer dato no debe de ser un número.</text:p>
      <text:p text:style-name="P3"/>
      <text:p text:style-name="P3">Hay ciertas palabras que no deben ser utilizadas para las variables:</text:p>
      <text:list xml:id="list2064406648" text:style-name="L1">
        <text:list-item>
          <text:p text:style-name="P22"><text:a xlink:type="simple" xlink:href="https://developer.mozilla.org/en-US/docs/Web/JavaScript/Reference/Statements/break" text:style-name="Internet_20_link" text:visited-style-name="Visited_20_Internet_20_Link"><text:span text:style-name="Source_20_Text"><text:span text:style-name="T2">break</text:span></text:span></text:a></text:p>
        </text:list-item>
        <text:list-item>
          <text:p text:style-name="P22"><text:a xlink:type="simple" xlink:href="https://developer.mozilla.org/en-US/docs/Web/JavaScript/Reference/Statements/switch" text:style-name="Internet_20_link" text:visited-style-name="Visited_20_Internet_20_Link"><text:span text:style-name="Source_20_Text"><text:span text:style-name="T2">case</text:span></text:span></text:a></text:p>
        </text:list-item>
        <text:list-item>
          <text:p text:style-name="P22"><text:a xlink:type="simple" xlink:href="https://developer.mozilla.org/en-US/docs/Web/JavaScript/Reference/Statements/try...catch" text:style-name="Internet_20_link" text:visited-style-name="Visited_20_Internet_20_Link"><text:span text:style-name="Source_20_Text"><text:span text:style-name="T2">catch</text:span></text:span></text:a></text:p>
        </text:list-item>
        <text:list-item>
          <text:p text:style-name="P22"><text:a xlink:type="simple" xlink:href="https://developer.mozilla.org/en-US/docs/Web/JavaScript/Reference/Statements/class" text:style-name="Internet_20_link" text:visited-style-name="Visited_20_Internet_20_Link"><text:span text:style-name="Source_20_Text"><text:span text:style-name="T2">class</text:span></text:span></text:a></text:p>
        </text:list-item>
        <text:list-item>
          <text:p text:style-name="P22"><text:a xlink:type="simple" xlink:href="https://developer.mozilla.org/en-US/docs/Web/JavaScript/Reference/Statements/const" text:style-name="Internet_20_link" text:visited-style-name="Visited_20_Internet_20_Link"><text:span text:style-name="Source_20_Text"><text:span text:style-name="T2">const</text:span></text:span></text:a></text:p>
        </text:list-item>
        <text:list-item>
          <text:p text:style-name="P22"><text:a xlink:type="simple" xlink:href="https://developer.mozilla.org/en-US/docs/Web/JavaScript/Reference/Statements/continue" text:style-name="Internet_20_link" text:visited-style-name="Visited_20_Internet_20_Link"><text:span text:style-name="Source_20_Text"><text:span text:style-name="T2">continue</text:span></text:span></text:a></text:p>
        </text:list-item>
        <text:list-item>
          <text:p text:style-name="P22"><text:a xlink:type="simple" xlink:href="https://developer.mozilla.org/en-US/docs/Web/JavaScript/Reference/Statements/debugger" text:style-name="Internet_20_link" text:visited-style-name="Visited_20_Internet_20_Link"><text:span text:style-name="Source_20_Text"><text:span text:style-name="T2">debugger</text:span></text:span></text:a></text:p>
        </text:list-item>
        <text:list-item>
          <text:p text:style-name="P22"><text:a xlink:type="simple" xlink:href="https://developer.mozilla.org/en-US/docs/Web/JavaScript/Reference/Statements/default" text:style-name="Internet_20_link" text:visited-style-name="Visited_20_Internet_20_Link"><text:span text:style-name="Source_20_Text"><text:span text:style-name="T2">default</text:span></text:span></text:a></text:p>
        </text:list-item>
        <text:list-item>
          <text:p text:style-name="P22"><text:a xlink:type="simple" xlink:href="https://developer.mozilla.org/en-US/docs/Web/JavaScript/Reference/Operators/delete" text:style-name="Internet_20_link" text:visited-style-name="Visited_20_Internet_20_Link"><text:span text:style-name="Source_20_Text"><text:span text:style-name="T2">delete</text:span></text:span></text:a></text:p>
        </text:list-item>
        <text:list-item>
          <text:p text:style-name="P22"><text:a xlink:type="simple" xlink:href="https://developer.mozilla.org/en-US/docs/Web/JavaScript/Reference/Statements/do...while" text:style-name="Internet_20_link" text:visited-style-name="Visited_20_Internet_20_Link"><text:span text:style-name="Source_20_Text"><text:span text:style-name="T2">do</text:span></text:span></text:a></text:p>
        </text:list-item>
        <text:list-item>
          <text:p text:style-name="P22"><text:a xlink:type="simple" xlink:href="https://developer.mozilla.org/en-US/docs/Web/JavaScript/Reference/Statements/if...else" text:style-name="Internet_20_link" text:visited-style-name="Visited_20_Internet_20_Link"><text:span text:style-name="Source_20_Text"><text:span text:style-name="T2">else</text:span></text:span></text:a></text:p>
        </text:list-item>
        <text:list-item>
          <text:p text:style-name="P22"><text:a xlink:type="simple" xlink:href="https://developer.mozilla.org/en-US/docs/Web/JavaScript/Reference/Statements/export" text:style-name="Internet_20_link" text:visited-style-name="Visited_20_Internet_20_Link"><text:span text:style-name="Source_20_Text"><text:span text:style-name="T2">export</text:span></text:span></text:a></text:p>
        </text:list-item>
        <text:list-item>
          <text:p text:style-name="P22"><text:a xlink:type="simple" xlink:href="https://developer.mozilla.org/en-US/docs/Web/JavaScript/Reference/Statements/class" text:style-name="Internet_20_link" text:visited-style-name="Visited_20_Internet_20_Link"><text:span text:style-name="Source_20_Text"><text:span text:style-name="T2">extends</text:span></text:span></text:a></text:p>
        </text:list-item>
        <text:list-item>
          <text:p text:style-name="P22"><text:a xlink:type="simple" xlink:href="https://developer.mozilla.org/en-US/docs/Web/JavaScript/Reference/Statements/try...catch" text:style-name="Internet_20_link" text:visited-style-name="Visited_20_Internet_20_Link"><text:span text:style-name="Source_20_Text"><text:span text:style-name="T2">finally</text:span></text:span></text:a></text:p>
        </text:list-item>
        <text:list-item>
          <text:p text:style-name="P22"><text:a xlink:type="simple" xlink:href="https://developer.mozilla.org/en-US/docs/Web/JavaScript/Reference/Statements/for" text:style-name="Internet_20_link" text:visited-style-name="Visited_20_Internet_20_Link"><text:span text:style-name="Source_20_Text"><text:span text:style-name="T2">for</text:span></text:span></text:a></text:p>
        </text:list-item>
        <text:list-item>
          <text:p text:style-name="P22"><text:a xlink:type="simple" xlink:href="https://developer.mozilla.org/en-US/docs/Web/JavaScript/Reference/Statements/function" text:style-name="Internet_20_link" text:visited-style-name="Visited_20_Internet_20_Link"><text:span text:style-name="Source_20_Text"><text:span text:style-name="T2">function</text:span></text:span></text:a></text:p>
        </text:list-item>
        <text:list-item>
          <text:p text:style-name="P22"><text:a xlink:type="simple" xlink:href="https://developer.mozilla.org/en-US/docs/Web/JavaScript/Reference/Statements/if...else" text:style-name="Internet_20_link" text:visited-style-name="Visited_20_Internet_20_Link"><text:span text:style-name="Source_20_Text"><text:span text:style-name="T2">if</text:span></text:span></text:a></text:p>
        </text:list-item>
        <text:list-item>
          <text:p text:style-name="P22"><text:a xlink:type="simple" xlink:href="https://developer.mozilla.org/en-US/docs/Web/JavaScript/Reference/Statements/import" text:style-name="Internet_20_link" text:visited-style-name="Visited_20_Internet_20_Link"><text:span text:style-name="Source_20_Text"><text:span text:style-name="T2">import</text:span></text:span></text:a></text:p>
        </text:list-item>
        <text:list-item>
          <text:p text:style-name="P22"><text:a xlink:type="simple" xlink:href="https://developer.mozilla.org/en-US/docs/Web/JavaScript/Reference/Operators/in" text:style-name="Internet_20_link" text:visited-style-name="Visited_20_Internet_20_Link"><text:span text:style-name="Source_20_Text"><text:span text:style-name="T2">in</text:span></text:span></text:a></text:p>
        </text:list-item>
        <text:list-item>
          <text:p text:style-name="P22"><text:a xlink:type="simple" xlink:href="https://developer.mozilla.org/en-US/docs/Web/JavaScript/Reference/Operators/instanceof" text:style-name="Internet_20_link" text:visited-style-name="Visited_20_Internet_20_Link"><text:span text:style-name="Source_20_Text"><text:span text:style-name="T2">instanceof</text:span></text:span></text:a></text:p>
        </text:list-item>
        <text:list-item>
          <text:p text:style-name="P22"><text:a xlink:type="simple" xlink:href="https://developer.mozilla.org/en-US/docs/Web/JavaScript/Reference/Operators/new" text:style-name="Internet_20_link" text:visited-style-name="Visited_20_Internet_20_Link"><text:span text:style-name="Source_20_Text"><text:span text:style-name="T2">new</text:span></text:span></text:a></text:p>
        </text:list-item>
        <text:list-item>
          <text:p text:style-name="P22"><text:a xlink:type="simple" xlink:href="https://developer.mozilla.org/en-US/docs/Web/JavaScript/Reference/Statements/return" text:style-name="Internet_20_link" text:visited-style-name="Visited_20_Internet_20_Link"><text:span text:style-name="Source_20_Text"><text:span text:style-name="T2">return</text:span></text:span></text:a></text:p>
        </text:list-item>
        <text:list-item>
          <text:p text:style-name="P22"><text:a xlink:type="simple" xlink:href="https://developer.mozilla.org/en-US/docs/Web/JavaScript/Reference/Operators/super" text:style-name="Internet_20_link" text:visited-style-name="Visited_20_Internet_20_Link"><text:span text:style-name="Source_20_Text"><text:span text:style-name="T2">super</text:span></text:span></text:a></text:p>
        </text:list-item>
        <text:list-item>
          <text:p text:style-name="P22"><text:a xlink:type="simple" xlink:href="https://developer.mozilla.org/en-US/docs/Web/JavaScript/Reference/Statements/switch" text:style-name="Internet_20_link" text:visited-style-name="Visited_20_Internet_20_Link"><text:span text:style-name="Source_20_Text"><text:span text:style-name="T2">switch</text:span></text:span></text:a></text:p>
        </text:list-item>
        <text:list-item>
          <text:p text:style-name="P22"><text:a xlink:type="simple" xlink:href="https://developer.mozilla.org/en-US/docs/Web/JavaScript/Reference/Operators/this" text:style-name="Internet_20_link" text:visited-style-name="Visited_20_Internet_20_Link"><text:span text:style-name="Source_20_Text"><text:span text:style-name="T2">this</text:span></text:span></text:a></text:p>
        </text:list-item>
        <text:list-item>
          <text:p text:style-name="P22"><text:a xlink:type="simple" xlink:href="https://developer.mozilla.org/en-US/docs/Web/JavaScript/Reference/Statements/throw" text:style-name="Internet_20_link" text:visited-style-name="Visited_20_Internet_20_Link"><text:span text:style-name="Source_20_Text"><text:span text:style-name="T2">throw</text:span></text:span></text:a></text:p>
        </text:list-item>
        <text:list-item>
          <text:p text:style-name="P22"><text:a xlink:type="simple" xlink:href="https://developer.mozilla.org/en-US/docs/Web/JavaScript/Reference/Statements/try...catch" text:style-name="Internet_20_link" text:visited-style-name="Visited_20_Internet_20_Link"><text:span text:style-name="Source_20_Text"><text:span text:style-name="T2">try</text:span></text:span></text:a></text:p>
        </text:list-item>
        <text:list-item>
          <text:p text:style-name="P22"><text:a xlink:type="simple" xlink:href="https://developer.mozilla.org/en-US/docs/Web/JavaScript/Reference/Operators/typeof" text:style-name="Internet_20_link" text:visited-style-name="Visited_20_Internet_20_Link"><text:span text:style-name="Source_20_Text"><text:span text:style-name="T2">typeof</text:span></text:span></text:a></text:p>
        </text:list-item>
        <text:list-item>
          <text:p text:style-name="P22"><text:a xlink:type="simple" xlink:href="https://developer.mozilla.org/en-US/docs/Web/JavaScript/Reference/Statements/var" text:style-name="Internet_20_link" text:visited-style-name="Visited_20_Internet_20_Link"><text:span text:style-name="Source_20_Text"><text:span text:style-name="T2">var</text:span></text:span></text:a></text:p>
        </text:list-item>
        <text:list-item>
          <text:p text:style-name="P22"><text:a xlink:type="simple" xlink:href="https://developer.mozilla.org/en-US/docs/Web/JavaScript/Reference/Operators/void" text:style-name="Internet_20_link" text:visited-style-name="Visited_20_Internet_20_Link"><text:span text:style-name="Source_20_Text"><text:span text:style-name="T2">void</text:span></text:span></text:a></text:p>
        </text:list-item>
        <text:list-item>
          <text:p text:style-name="P22"><text:a xlink:type="simple" xlink:href="https://developer.mozilla.org/en-US/docs/Web/JavaScript/Reference/Statements/while" text:style-name="Internet_20_link" text:visited-style-name="Visited_20_Internet_20_Link"><text:span text:style-name="Source_20_Text"><text:span text:style-name="T2">while</text:span></text:span></text:a></text:p>
        </text:list-item>
        <text:list-item>
          <text:p text:style-name="P22"><text:a xlink:type="simple" xlink:href="https://developer.mozilla.org/en-US/docs/Web/JavaScript/Reference/Statements/with" text:style-name="Internet_20_link" text:visited-style-name="Visited_20_Internet_20_Link"><text:span text:style-name="Source_20_Text"><text:span text:style-name="T2">with</text:span></text:span></text:a></text:p>
        </text:list-item>
        <text:list-item>
          <text:p text:style-name="P22"><text:a xlink:type="simple" xlink:href="https://developer.mozilla.org/en-US/docs/Web/JavaScript/Reference/Operators/yield" text:style-name="Internet_20_link" text:visited-style-name="Visited_20_Internet_20_Link"><text:span text:style-name="Source_20_Text"><text:span text:style-name="T2">yield</text:span></text:span></text:a></text:p>
        </text:list-item>
      </text:list>
      <text:p text:style-name="P3"/>
      <text:p text:style-name="P3">Al utilizar typeof nos desvela en la consola el tipo de dato que tenemos guardado en la variable, <text:span text:style-name="T12">ejemplo typeof verdad.</text:span></text:p>
      <text:p text:style-name="P3"/>
      <text:p text:style-name="P3">Con javascript podemos escribir de dos formas, imperativa o declarativa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Tipos de datos:</text:p>
      <text:p text:style-name="P4"/>
      <text:p text:style-name="P4">No primitivo:</text:p>
      <text:p text:style-name="P4">1. number</text:p>
      <text:p text:style-name="P4">2. string</text:p>
      <text:p text:style-name="P4">3. boolean</text:p>
      <text:p text:style-name="P4">4. null</text:p>
      <text:p text:style-name="P4">5. undefined</text:p>
      <text:p text:style-name="P4">6. symbol</text:p>
      <text:p text:style-name="P4"/>
      <text:p text:style-name="P4">Primitivo:</text:p>
      <text:p text:style-name="P4"/>
      <text:p text:style-name="P4"/>
      <text:p text:style-name="P4"/>
      <text:p text:style-name="P4">NaN = Not a Number, cuando se describe NaN en la consola es porque estamos haciendo una operación que no es un número.</text:p>
      <text:p text:style-name="P4"/>
      <text:p text:style-name="P4">Multiplicar potencias: **</text:p>
      <text:p text:style-name="P4">Ejemplo const num1 = 10;</text:p>
      <text:p text:style-name="P4"/>
      <text:p text:style-name="P4">const result = num1 ** 2</text:p>
      <text:p text:style-name="P4"/>
      <text:p text:style-name="P4">console.log(result) → 100</text:p>
      <text:p text:style-name="P4"/>
      <text:p text:style-name="P5">RunJS = Simulador de Javascript</text:p>
      <text:p text:style-name="P5"/>
      <text:p text:style-name="P5">Propiedades:</text:p>
      <text:p text:style-name="P5"><text:span text:style-name="T11">.length</text:span>: Mide la longitud del contenido dentro de una array o la cantidad de caracteres que hay en una variable.</text:p>
      <text:p text:style-name="P5"/>
      <text:p text:style-name="P5"><text:span text:style-name="T11">.charAt(0)</text:span>: Devuelve el carácter en la posición que asignemos en el paréntesis.</text:p>
      <text:p text:style-name="P5"/>
      <text:p text:style-name="P5"><text:span text:style-name="T11">.indexOf(‘Don’t’)</text:span>: En la frase ¡Don’t be sad, be happy! Devolvería 0.</text:p>
      <text:p text:style-name="P5">Nos dice que en que posición se encuentra el string asignado en el paréntesis, en el caso de que no estuviera el string asignado en la frase, nos devolvería -1.</text:p>
      <text:p text:style-name="P5"/>
      <text:p text:style-name="P5"><text:span text:style-name="T11">.lastIndexOf(‘be’)</text:span>: Igual que .indexOf pero cuenta desde el final.</text:p>
      <text:p text:style-name="P5"/>
      <text:p text:style-name="P13"><text:span text:style-name="T9">.</text:span><text:span text:style-name="T8">repeat(‘’)</text:span><text:span text:style-name="T6">: Repite una cantidad determinada de veces, (Las asignadas en el paréntesis), el contenido escrito antes de .repeat. (lea.repeat(3)).</text:span></text:p>
      <text:p text:style-name="P13"><text:span text:style-name="T6"/></text:p>
      <text:p text:style-name="P13"><text:span text:style-name="T8">.substring(,)</text:span><text:span text:style-name="T6">: Devuelve desde la posición inicial hasta la del final, por ejemplo, withSubstring.substring(4,6).</text:span></text:p>
      <text:p text:style-name="P13"><text:span text:style-name="T6"/></text:p>
      <text:p text:style-name="P13"><text:span text:style-name="T8">.sinstr(,)</text:span><text:span text:style-name="T6">: Parecida a la anterior pero devuelve desde la posición inicial y va contando de uno en uno hasta llegar al número de movimientos que hemos puesto en la posición final, por ejemplo, JavaScript is cool si </text:span><text:soft-page-break/><text:span text:style-name="T6">las posiciones son 4,6, devolvería desde la S de Sript porque es posición 4 hasta Script ya que cuenta 6 posiciones.</text:span></text:p>
      <text:p text:style-name="P13"><text:span text:style-name="T6"/></text:p>
      <text:p text:style-name="P13"><text:span text:style-name="T8">.slice(,)</text:span><text:span text:style-name="T6">: </text:span><text:span text:style-name="T7">Lo mismo que .substring(,).</text:span></text:p>
      <text:p text:style-name="P21"><text:span text:style-name="T7">C</text:span><text:span text:style-name="T5">omo dar la vuelta a un string:</text:span></text:p>
      <text:p text:style-name="P13"><text:span text:style-name="T7"/></text:p>
      <text:p text:style-name="P18"><text:span text:style-name="T4">var splitString = str.split(“”); // var splitString = “hello”.split(“”);</text:span><text:span text:style-name="T7"><text:line-break/></text:span><text:span text:style-name="T4">// [“h”, “e”, “l”, “l”, “o”]</text:span><text:span text:style-name="T3"> </text:span><text:span text:style-name="T4">// </text:span></text:p>
      <text:p text:style-name="P18"><text:span text:style-name="T4"/></text:p>
      <text:p text:style-name="P18"><text:span text:style-name="T4">Step 2. Use the reverse() method to reverse the new created array</text:span><text:span text:style-name="T7"><text:line-break/></text:span><text:span text:style-name="T4">var reverseArray = splitString.reverse(); // var reverseArray = [“h”, “e”, “l”, “l”, “o”].reverse();</text:span><text:span text:style-name="T7"><text:line-break/></text:span><text:span text:style-name="T4">// [“o”, “l”, “l”, “e”, “h”]</text:span><text:span text:style-name="T3"> </text:span><text:span text:style-name="T4">// </text:span></text:p>
      <text:p text:style-name="P18"><text:span text:style-name="T4"/></text:p>
      <text:p text:style-name="P18"><text:span text:style-name="T4">Step 3. Use the join() method to join all elements of the array into a string</text:span><text:span text:style-name="T7"><text:line-break/></text:span><text:span text:style-name="T4">var joinArray = reverseArray.join(“”); // var joinArray = [“o”, “l”, “l”, “e”, “h”].join(“”);</text:span></text:p>
      <text:p text:style-name="P13"><text:span text:style-name="T7"/></text:p>
      <text:p text:style-name="P13"><text:span text:style-name="T7"/></text:p>
      <text:p text:style-name="P14"><text:span text:style-name="T5">Valores booleanos:</text:span></text:p>
      <text:p text:style-name="P14"><text:span text:style-name="T5"/></text:p>
      <text:p text:style-name="P15"><text:span text:style-name="T10">OR Operator (||)</text:span><text:span text:style-name="T7">: Si se cumple un valor u otro.</text:span></text:p>
      <text:p text:style-name="P6"/>
      <text:p text:style-name="P6"><text:span text:style-name="T11">AND Operator (&amp;&amp;)</text:span>: Si se cumplen los dos valores.</text:p>
      <text:p text:style-name="P6"/>
      <text:p text:style-name="P6"><text:span text:style-name="T11">NOT Operator (!)</text:span>: Devuelve el contrario, ejemplo, !true → Será false; si es !false → true.</text:p>
      <text:p text:style-name="P6"/>
      <text:p text:style-name="P15"><text:span text:style-name="T10">Null</text:span><text:span text:style-name="T7">: Valores que no queremos que sean ‘undefined’ y aún no sabemos que queremos asignar.</text:span></text:p>
      <text:p text:style-name="P15"><text:span text:style-name="T7"/></text:p>
      <text:p text:style-name="P15"><text:span text:style-name="T7"/></text:p>
      <text:p text:style-name="P17"><text:span text:style-name="T5">Como utilizar prompt:</text:span></text:p>
      <text:p text:style-name="P17"><text:span text:style-name="T5"/></text:p>
      <text:p text:style-name="P17"><text:span text:style-name="T5">Ejemplo: </text:span></text:p>
      <text:p text:style-name="P16"><text:span text:style-name="T5"/></text:p>
      <text:p text:style-name="P16">let pregunta = prompt('¿En qué idioma desea leer el texto?');</text:p>
      <text:p text:style-name="P16"/>
      <text:p text:style-name="P16">function lenguaje (idioma) {</text:p>
      <text:p text:style-name="P16"><text:s text:c="2"/>if (idioma == 'Español'){</text:p>
      <text:p text:style-name="P16"><text:s text:c="4"/>return 'Hola mundo!'</text:p>
      <text:p text:style-name="P16"><text:s text:c="2"/>} else if (idioma == 'Frances') {</text:p>
      <text:p text:style-name="P16"><text:s text:c="4"/>return 'Bonjour tout le monde.'</text:p>
      <text:p text:style-name="P16"><text:s text:c="2"/>} else {</text:p>
      <text:p text:style-name="P16"><text:s text:c="4"/>return '¡Hello, world!'</text:p>
      <text:p text:style-name="P16"><text:s text:c="2"/>}</text:p>
      <text:p text:style-name="P16">}</text:p>
      <text:p text:style-name="P16"/>
      <text:p text:style-name="P16"/>
      <text:p text:style-name="P7">Con prompt escribimos lo que queremos que la consola imprima para el usuario y lo que escribamos en la consola se almacena en la variable.</text:p>
      <text:p text:style-name="P7"/>
      <text:p text:style-name="P7">Una vez hecha la función, tenemos que hacer un console.log(lenguaje()), lo que escribiremos dentro del paréntesis será pregunta ya que la respuesta que escribimos en la consola se devuelve a la variable, por lo que si escribimos ‘Español’ en la consola, dentro de la variable pregunta será ‘Español’ y por lo tanto, en la consola aparecerá ‘Hola mundo!’</text:p>
      <text:p text:style-name="P19">Loops:</text:p>
      <text:p text:style-name="P8"/>
      <text:p text:style-name="P8"/>
      <text:p text:style-name="P8">While loops=</text:p>
      <text:p text:style-name="P8"/>
      <text:p text:style-name="P8">let i = 0; → Variable i almacena 0;</text:p>
      <text:p text:style-name="P8"/>
      <text:p text:style-name="P8">while (i &gt;= 100) { → Mientras que ir sea inferior a 100</text:p>
      <text:p text:style-name="P8">console.log(i); → Muestra la variable i</text:p>
      <text:p text:style-name="P8">i++; → Cuenta de uno en uno</text:p>
      <text:p text:style-name="P8"/>
      <text:p text:style-name="P8"/>
      <text:p text:style-name="P8">do while=</text:p>
      <text:p text:style-name="P8"/>
      <text:p text:style-name="P8">var result = ‘’;</text:p>
      <text:p text:style-name="P8">var i = 0;</text:p>
      <text:p text:style-name="P8">do {</text:p>
      <text:p text:style-name="P8">i++;</text:p>
      <text:p text:style-name="P8">result = result + i;</text:p>
      <text:p text:style-name="P8">} while (i &lt; 5);</text:p>
      <text:p text:style-name="P8"/>
      <text:p text:style-name="P8">console.log(result);</text:p>
      <text:p text:style-name="P8"/>
      <text:p text:style-name="P8"/>
      <text:p text:style-name="P9">for =</text:p>
      <text:p text:style-name="P9"/>
      <text:p text:style-name="P9">let text = ‘’;</text:p>
      <text:p text:style-name="P9"/>
      <text:p text:style-name="P9">for(let i <text:s/>= 0; i &lt; 5; i++){</text:p>
      <text:p text:style-name="P9">text += ‘The number is: ‘ + i;</text:p>
      <text:p text:style-name="P9"/>
      <text:p text:style-name="P10"/>
      <text:p text:style-name="P10">Continue Statement:</text:p>
      <text:p text:style-name="P10">Al usar continue en un bucle, se salta ese argumento, por ejemplo, en un bucle en el que hagamos un condicional if(i ≡ 3) {continue}; <text:s/>y el bucle era i = 0; i &lt; 5; i++; la consola nos mostrará 0, 1, 2, 4.</text:p>
      <text:p text:style-name="P8"/>
      <text:p text:style-name="P11">Fórmula para saber si un número es par o impar:</text:p>
      <text:p text:style-name="P11">i % 2 ≡ 0; → El símbolo son 3 iguales.</text:p>
      <text:p text:style-name="P20">Pair Programming:</text:p>
      <text:p text:style-name="P12"/>
      <text:p text:style-name="P12">Una persona es el driver, el que escribe el código y la otra persona es el navigator, la persona que va sugiriendo como hacer el código.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Slack-Lato" svg:font-family="Slack-Lato, appleLogo, sans-serif"/>
    <style:font-face style:name="consolas" svg:font-family="consolas, 'Liberation Mono', courier, monospace"/>
    <style:font-face style:name="x-locale-heading-primary" svg:font-family="x-locale-heading-primary, zillaslab, Palatino, 'Palatino Linotype', x-locale-heading-secondary, 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iriam Mono CLM" svg:font-family="'Miriam Mono CLM'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8T10:00:14.942541937</meta:creation-date>
    <dc:date>2020-02-18T18:06:49.161552993</dc:date>
    <meta:editing-duration>PT2H51M16S</meta:editing-duration>
    <meta:editing-cycles>9</meta:editing-cycles>
    <meta:generator>LibreOffice/6.4.0.3$MacOSX_X86_64 LibreOffice_project/b0a288ab3d2d4774cb44b62f04d5d28733ac6df8</meta:generator>
    <meta:document-statistic meta:table-count="0" meta:image-count="0" meta:object-count="0" meta:page-count="6" meta:paragraph-count="112" meta:word-count="843" meta:character-count="4628" meta:non-whitespace-character-count="3904"/>
  </office:meta>
</office:document-meta>
</file>